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d2cb" officeooo:paragraph-rsid="0001d2cb"/>
    </style:style>
    <style:style style:name="T1" style:family="text">
      <style:text-properties officeooo:rsid="0002fe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23 <text:s/><text:span text:style-name="T1">second456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SC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" style:font-family-complex="'Noto Sans CJK SC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22:10:32.474274645</meta:creation-date>
    <dc:date>2023-10-29T09:51:28.624840254</dc:date>
    <meta:editing-duration>PT24M10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1" meta:word-count="2" meta:character-count="14" meta:non-whitespace-character-count="12"/>
  </office:meta>
</office:document-meta>
</file>